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5cm"/>
    </style:style>
    <style:style style:name="gr2" style:family="graphic" style:parent-style-name="standard">
      <style:graphic-properties draw:stroke="none" svg:stroke-color="#000000" draw:fill="none" draw:fill-color="#ffffff" fo:min-height="0.814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8cm" fo:min-width="0.10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74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63cm" fo:min-width="1.147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fo:min-height="0.789cm"/>
    </style:style>
    <style:style style:name="gr10" style:family="graphic" style:parent-style-name="standard">
      <style:graphic-properties draw:stroke="none" svg:stroke-color="#000000" draw:fill="none" draw:fill-color="#ffffff" fo:min-height="0.36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99cm" fo:min-width="3.579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01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3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39cm" fo:min-width="0.837c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514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99cm" fo:min-width="3.58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02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365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73cm" fo:min-width="0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94cm" fo:min-width="0.737cm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10pt" fo:font-weight="bold" fo:background-color="#729fcf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8pt" style:font-size-asian="6pt" style:font-size-complex="6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0pt" style:font-size-asian="8pt" style:font-size-complex="8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color="#ffffff" fo:font-size="8pt" fo:font-weight="bold" fo:background-color="#729fcf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fo:font-weight="bold" fo:background-color="#729fcf" style:font-size-asian="12pt" style:font-size-complex="12pt"/>
    </style:style>
    <style:style style:name="T3" style:family="text">
      <style:text-properties style:font-size-asian="8pt" style:font-size-complex="8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size-asian="10pt" style:font-weight-asian="bold" style:font-size-complex="10pt" style:font-weight-complex="bold"/>
    </style:style>
    <style:style style:name="T7" style:family="text">
      <style:text-properties fo:color="#ffffff" fo:font-size="8pt" fo:font-weight="bold" fo:background-color="#729fcf" style:font-size-asian="12pt" style:font-size-complex="12pt"/>
    </style:style>
    <style:style style:name="T8" style:family="text">
      <style:text-properties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3cm" svg:height="0.645cm" svg:x="9.367cm" svg:y="2.348cm">
          <draw:text-box>
            <text:p><text:span text:style-name="T1">SVSD IW-1</text:span></text:p>
          </draw:text-box>
        </draw:frame>
        <draw:frame draw:style-name="gr2" draw:text-style-name="P3" draw:layer="layout" svg:width="2.205cm" svg:height="1.064cm" svg:x="0.5cm" svg:y="1.221cm">
          <draw:text-box>
            <text:p text:style-name="P2">dtag 0</text:p>
          </draw:text-box>
        </draw:frame>
        <draw:g>
          <draw:custom-shape draw:style-name="gr3" draw:text-style-name="P4" draw:layer="layout" svg:width="0.747cm" svg:height="0.93cm" svg:x="18.458cm" svg:y="6.957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4" draw:layer="layout" svg:width="0.485cm" svg:height="0.93cm" svg:x="18.174cm" svg:y="6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374cm" svg:height="0.984cm" svg:x="18.118cm" svg:y="6.9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0.41cm" svg:height="0.41cm" svg:x="10.413cm" svg:y="1.776cm">
          <text:p text:style-name="P5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681cm" svg:height="0.647cm" svg:x="7.928cm" svg:y="2cm">
          <text:p text:style-name="P5"><text:span text:style-name="T1"><text:s/></text:span></text:p>
          <text:p text:style-name="P5"><text:span text:style-name="T1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.145cm" svg:y1="1.34cm" svg:x2="3.204cm" svg:y2="1.34cm">
          <text:p/>
        </draw:line>
        <draw:frame draw:style-name="gr9" draw:text-style-name="P9" draw:layer="layout" svg:width="1.754cm" svg:height="1.039cm" svg:x="0.446cm" svg:y="1.631cm">
          <draw:text-box>
            <text:p text:style-name="P2"><text:span text:style-name="T3">43210</text:span></text:p>
          </draw:text-box>
        </draw:frame>
        <draw:frame draw:style-name="gr10" draw:text-style-name="P10" draw:layer="layout" svg:width="1.134cm" svg:height="0.616cm" svg:x="3.102cm" svg:y="7.303cm">
          <draw:text-box>
            <text:p><text:span text:style-name="T4">・・・</text:span></text:p>
          </draw:text-box>
        </draw:frame>
        <draw:frame draw:style-name="gr2" draw:text-style-name="P3" draw:layer="layout" svg:width="2.205cm" svg:height="1.064cm" svg:x="2.019cm" svg:y="1.222cm">
          <draw:text-box>
            <text:p text:style-name="P2">dtag 0</text:p>
          </draw:text-box>
        </draw:frame>
        <draw:line draw:style-name="gr8" draw:text-style-name="P11" draw:layer="layout" svg:x1="4.906cm" svg:y1="3.302cm" svg:x2="4.912cm" svg:y2="2.03cm">
          <text:p/>
        </draw:line>
        <draw:line draw:style-name="gr8" draw:text-style-name="P11" draw:layer="layout" svg:x1="4.711cm" svg:y1="3.404cm" svg:x2="4.711cm" svg:y2="2.036cm">
          <text:p/>
        </draw:line>
        <draw:frame draw:style-name="gr2" draw:text-style-name="P3" draw:layer="layout" svg:width="2.204cm" svg:height="1.064cm" svg:x="3.658cm" svg:y="1.221cm">
          <draw:text-box>
            <text:p text:style-name="P2">dtag IW-1</text:p>
          </draw:text-box>
        </draw:frame>
        <draw:line draw:style-name="gr8" draw:text-style-name="P8" draw:layer="layout" svg:x1="5.535cm" svg:y1="1.323cm" svg:x2="6.9cm" svg:y2="1.323cm">
          <text:p/>
        </draw:line>
        <draw:frame draw:style-name="gr2" draw:text-style-name="P3" draw:layer="layout" svg:width="2.205cm" svg:height="1.064cm" svg:x="5.295cm" svg:y="1.222cm">
          <draw:text-box>
            <text:p text:style-name="P2">dtag IW-1 </text:p>
          </draw:text-box>
        </draw:frame>
        <draw:line draw:style-name="gr11" draw:text-style-name="P11" draw:layer="layout" svg:x1="7.876cm" svg:y1="2.457cm" svg:x2="1.526cm" svg:y2="2.457cm">
          <text:p/>
        </draw:line>
        <draw:line draw:style-name="gr11" draw:text-style-name="P11" draw:layer="layout" svg:x1="1.321cm" svg:y1="2.585cm" svg:x2="7.876cm" svg:y2="2.585cm">
          <text:p/>
        </draw:line>
        <draw:line draw:style-name="gr11" draw:text-style-name="P11" draw:layer="layout" svg:x1="4.924cm" svg:y1="3.279cm" svg:x2="9.515cm" svg:y2="3.279cm">
          <text:p/>
        </draw:line>
        <draw:line draw:style-name="gr11" draw:text-style-name="P11" draw:layer="layout" svg:x1="4.701cm" svg:y1="3.405cm" svg:x2="9.515cm" svg:y2="3.405cm">
          <text:p/>
        </draw:line>
        <draw:line draw:style-name="gr11" draw:text-style-name="P11" draw:layer="layout" svg:x1="8.282cm" svg:y1="2.659cm" svg:x2="8.282cm" svg:y2="13.647cm">
          <text:p/>
        </draw:line>
        <draw:line draw:style-name="gr11" draw:text-style-name="P11" draw:layer="layout" svg:x1="8.589cm" svg:y1="2.659cm" svg:x2="8.589cm" svg:y2="13.647cm">
          <text:p/>
        </draw:line>
        <draw:line draw:style-name="gr11" draw:text-style-name="P11" draw:layer="layout" svg:x1="8.896cm" svg:y1="2.659cm" svg:x2="8.896cm" svg:y2="13.647cm">
          <text:p/>
        </draw:line>
        <draw:line draw:style-name="gr11" draw:text-style-name="P11" draw:layer="layout" svg:x1="9.203cm" svg:y1="2.659cm" svg:x2="9.203cm" svg:y2="13.647cm">
          <text:p/>
        </draw:line>
        <draw:line draw:style-name="gr11" draw:text-style-name="P11" draw:layer="layout" svg:x1="10.166cm" svg:y1="3.405cm" svg:x2="10.166cm" svg:y2="13.648cm">
          <text:p/>
        </draw:line>
        <draw:line draw:style-name="gr11" draw:text-style-name="P11" draw:layer="layout" svg:x1="10.473cm" svg:y1="3.405cm" svg:x2="10.473cm" svg:y2="13.648cm">
          <text:p/>
        </draw:line>
        <draw:line draw:style-name="gr11" draw:text-style-name="P11" draw:layer="layout" svg:x1="10.781cm" svg:y1="3.405cm" svg:x2="10.781cm" svg:y2="13.648cm">
          <text:p/>
        </draw:line>
        <draw:line draw:style-name="gr11" draw:text-style-name="P11" draw:layer="layout" svg:x1="11.088cm" svg:y1="3.405cm" svg:x2="11.088cm" svg:y2="13.648cm">
          <text:p/>
        </draw:line>
        <draw:custom-shape draw:style-name="gr12" draw:text-style-name="P13" draw:layer="layout" svg:width="4.113cm" svg:height="0.783cm" draw:transform="rotate (1.5707963267949) translate (12.952cm 7.94cm)">
          <text:p text:style-name="P12"><text:span text:style-name="T5">comparator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05cm" svg:height="0.398cm" svg:x="12.133cm" svg:y="3.929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4" draw:layer="layout" svg:width="0.305cm" svg:height="0.399cm" svg:x="12.134cm" svg:y="4.50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4" draw:layer="layout" svg:width="0.305cm" svg:height="0.399cm" svg:x="12.134cm" svg:y="5.087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4" draw:layer="layout" svg:width="0.305cm" svg:height="0.399cm" svg:x="12.134cm" svg:y="5.666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4" draw:layer="layout" svg:width="0.305cm" svg:height="0.399cm" svg:x="12.134cm" svg:y="6.24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4" draw:layer="layout" svg:width="0.305cm" svg:height="0.398cm" svg:x="12.135cm" svg:y="6.82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frame draw:style-name="gr15" draw:text-style-name="P10" draw:layer="layout" svg:width="1.134cm" svg:height="0.617cm" svg:x="9.216cm" svg:y="7.356cm">
          <draw:text-box>
            <text:p><text:span text:style-name="T4">・・・</text:span></text:p>
          </draw:text-box>
        </draw:frame>
        <draw:custom-shape draw:style-name="gr16" draw:text-style-name="P7" draw:layer="layout" svg:width="1.371cm" svg:height="0.823cm" svg:x="11.41cm" svg:y="12.707cm">
          <text:p text:style-name="P5"><text:span text:style-name="T1">4 3 2</text:span></text:p>
          <text:p text:style-name="P5"><text:span text:style-name="T5">s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12.178cm" svg:y1="4.232cm" svg:x2="1.218cm" svg:y2="4.233cm">
          <text:p/>
        </draw:line>
        <draw:line draw:style-name="gr11" draw:text-style-name="P11" draw:layer="layout" svg:x1="12.126cm" svg:y1="4.019cm" svg:x2="9.156cm" svg:y2="4.019cm">
          <text:p/>
        </draw:line>
        <draw:line draw:style-name="gr11" draw:text-style-name="P11" draw:layer="layout" svg:x1="12.127cm" svg:y1="4.597cm" svg:x2="9.259cm" svg:y2="4.597cm">
          <text:p/>
        </draw:line>
        <draw:line draw:style-name="gr11" draw:text-style-name="P11" draw:layer="layout" svg:x1="12.178cm" svg:y1="4.802cm" svg:x2="2.652cm" svg:y2="4.839cm">
          <text:p/>
        </draw:line>
        <draw:line draw:style-name="gr11" draw:text-style-name="P11" draw:layer="layout" svg:x1="12.178cm" svg:y1="5.349cm" svg:x2="1.041cm" svg:y2="5.349cm">
          <text:p/>
        </draw:line>
        <draw:line draw:style-name="gr11" draw:text-style-name="P11" draw:layer="layout" svg:x1="12.127cm" svg:y1="5.787cm" svg:x2="9.259cm" svg:y2="5.787cm">
          <text:p/>
        </draw:line>
        <draw:line draw:style-name="gr11" draw:text-style-name="P11" draw:layer="layout" svg:x1="12.127cm" svg:y1="6.365cm" svg:x2="9.259cm" svg:y2="6.365cm">
          <text:p/>
        </draw:line>
        <draw:line draw:style-name="gr11" draw:text-style-name="P11" draw:layer="layout" svg:x1="12.127cm" svg:y1="6.924cm" svg:x2="9.259cm" svg:y2="6.924cm">
          <text:p/>
        </draw:line>
        <draw:line draw:style-name="gr11" draw:text-style-name="P11" draw:layer="layout" svg:x1="12.126cm" svg:y1="5.174cm" svg:x2="9.156cm" svg:y2="5.174cm">
          <text:p/>
        </draw:line>
        <draw:line draw:style-name="gr11" draw:text-style-name="P11" draw:layer="layout" svg:x1="12.178cm" svg:y1="6.533cm" svg:x2="0.809cm" svg:y2="6.533cm">
          <text:p/>
        </draw:line>
        <draw:line draw:style-name="gr11" draw:text-style-name="P11" draw:layer="layout" svg:x1="12.178cm" svg:y1="7.092cm" svg:x2="2.243cm" svg:y2="7.092cm">
          <text:p/>
        </draw:line>
        <draw:line draw:style-name="gr11" draw:text-style-name="P11" draw:layer="layout" svg:x1="12.178cm" svg:y1="5.915cm" svg:x2="2.447cm" svg:y2="5.914cm">
          <text:p/>
        </draw:line>
        <draw:custom-shape draw:style-name="gr17" draw:text-style-name="P14" draw:layer="layout" svg:width="0.102cm" svg:height="0.103cm" svg:x="1.117cm" svg:y="4.18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0.952cm" svg:y="5.3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2cm" svg:x="0.75cm" svg:y="6.48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2.589cm" svg:y="4.7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3cm" svg:x="2.422cm" svg:y="5.87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2.2cm" svg:y="7.05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2cm" svg:x="9.157cm" svg:y="3.9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3cm" svg:x="9.158cm" svg:y="4.52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3cm" svg:x="9.159cm" svg:y="5.1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2cm" svg:x="9.16cm" svg:y="5.73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3cm" svg:x="9.161cm" svg:y="6.3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2cm" svg:x="9.162cm" svg:y="6.88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2.434cm" svg:y1="4.122cm" svg:x2="12.946cm" svg:y2="4.122cm">
          <text:p/>
        </draw:line>
        <draw:line draw:style-name="gr11" draw:text-style-name="P11" draw:layer="layout" svg:x1="12.434cm" svg:y1="4.699cm" svg:x2="12.946cm" svg:y2="4.699cm">
          <text:p/>
        </draw:line>
        <draw:line draw:style-name="gr11" draw:text-style-name="P11" draw:layer="layout" svg:x1="12.434cm" svg:y1="5.295cm" svg:x2="12.946cm" svg:y2="5.295cm">
          <text:p/>
        </draw:line>
        <draw:line draw:style-name="gr11" draw:text-style-name="P11" draw:layer="layout" svg:x1="12.434cm" svg:y1="5.863cm" svg:x2="12.946cm" svg:y2="5.863cm">
          <text:p/>
        </draw:line>
        <draw:line draw:style-name="gr11" draw:text-style-name="P11" draw:layer="layout" svg:x1="12.434cm" svg:y1="6.44cm" svg:x2="12.946cm" svg:y2="6.44cm">
          <text:p/>
        </draw:line>
        <draw:line draw:style-name="gr11" draw:text-style-name="P11" draw:layer="layout" svg:x1="12.434cm" svg:y1="7.037cm" svg:x2="12.946cm" svg:y2="7.037cm">
          <text:p/>
        </draw:line>
        <draw:line draw:style-name="gr11" draw:text-style-name="P11" draw:layer="layout" svg:x1="11.922cm" svg:y1="12.725cm" svg:x2="11.922cm" svg:y2="7.399cm">
          <text:p/>
        </draw:line>
        <draw:line draw:style-name="gr11" draw:text-style-name="P11" draw:layer="layout" svg:x1="12.127cm" svg:y1="12.725cm" svg:x2="12.127cm" svg:y2="7.604cm">
          <text:p/>
        </draw:line>
        <draw:line draw:style-name="gr11" draw:text-style-name="P11" draw:layer="layout" svg:x1="12.331cm" svg:y1="12.725cm" svg:x2="12.331cm" svg:y2="7.809cm">
          <text:p/>
        </draw:line>
        <draw:line draw:style-name="gr11" draw:text-style-name="P11" draw:layer="layout" svg:x1="11.922cm" svg:y1="7.399cm" svg:x2="12.946cm" svg:y2="7.399cm">
          <text:p/>
        </draw:line>
        <draw:line draw:style-name="gr11" draw:text-style-name="P11" draw:layer="layout" svg:x1="12.127cm" svg:y1="7.604cm" svg:x2="12.946cm" svg:y2="7.604cm">
          <text:p/>
        </draw:line>
        <draw:line draw:style-name="gr11" draw:text-style-name="P11" draw:layer="layout" svg:x1="12.331cm" svg:y1="7.809cm" svg:x2="12.946cm" svg:y2="7.809cm">
          <text:p/>
        </draw:line>
        <draw:line draw:style-name="gr11" draw:text-style-name="P11" draw:layer="layout" svg:x1="9.175cm" svg:y1="3.72cm" svg:x2="14.688cm" svg:y2="3.72cm">
          <text:p/>
        </draw:line>
        <draw:line draw:style-name="gr11" draw:text-style-name="P11" draw:layer="layout" svg:x1="13.765cm" svg:y1="5.863cm" svg:x2="15.199cm" svg:y2="5.863cm">
          <text:p/>
        </draw:line>
        <draw:line draw:style-name="gr11" draw:text-style-name="P11" draw:layer="layout" svg:x1="14.713cm" svg:y1="5.454cm" svg:x2="14.713cm" svg:y2="3.712cm">
          <text:p/>
        </draw:line>
        <draw:line draw:style-name="gr11" draw:text-style-name="P11" draw:layer="layout" svg:x1="15.199cm" svg:y1="5.453cm" svg:x2="14.687cm" svg:y2="5.453cm">
          <text:p/>
        </draw:line>
        <draw:custom-shape draw:style-name="gr18" draw:text-style-name="P4" draw:layer="layout" svg:width="0.606cm" svg:height="0.642cm" svg:x="15.208cm" svg:y="5.34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1" draw:layer="layout" svg:x1="15.814cm" svg:y1="5.658cm" svg:x2="18.221cm" svg:y2="5.658cm">
          <text:p/>
        </draw:line>
        <draw:frame draw:style-name="gr15" draw:text-style-name="P10" draw:layer="layout" svg:width="1.162cm" svg:height="0.617cm" svg:x="3.021cm" svg:y="1.356cm">
          <draw:text-box>
            <text:p text:style-name="P2"><text:span text:style-name="T6">・・・</text:span></text:p>
          </draw:text-box>
        </draw:frame>
        <draw:frame draw:style-name="gr19" draw:text-style-name="P10" draw:layer="layout" svg:width="1.134cm" svg:height="0.764cm" draw:transform="rotate (-0.499164166070379) translate (9.978cm 1.686cm)">
          <draw:text-box>
            <text:p><text:span text:style-name="T4">・・・</text:span></text:p>
          </draw:text-box>
        </draw:frame>
        <draw:custom-shape draw:style-name="gr20" draw:text-style-name="P13" draw:layer="layout" svg:width="4.114cm" svg:height="0.783cm" draw:transform="rotate (1.5707963267949) translate (15.522cm 12.447cm)">
          <text:p text:style-name="P12"><text:span text:style-name="T5">comparator IW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15.004cm" svg:y1="8.628cm" svg:x2="15.516cm" svg:y2="8.628cm">
          <text:p/>
        </draw:line>
        <draw:line draw:style-name="gr11" draw:text-style-name="P11" draw:layer="layout" svg:x1="15.004cm" svg:y1="9.206cm" svg:x2="15.516cm" svg:y2="9.206cm">
          <text:p/>
        </draw:line>
        <draw:line draw:style-name="gr11" draw:text-style-name="P11" draw:layer="layout" svg:x1="15.004cm" svg:y1="9.802cm" svg:x2="15.516cm" svg:y2="9.802cm">
          <text:p/>
        </draw:line>
        <draw:line draw:style-name="gr11" draw:text-style-name="P11" draw:layer="layout" svg:x1="15.004cm" svg:y1="10.37cm" svg:x2="15.516cm" svg:y2="10.37cm">
          <text:p/>
        </draw:line>
        <draw:line draw:style-name="gr11" draw:text-style-name="P11" draw:layer="layout" svg:x1="15.004cm" svg:y1="10.947cm" svg:x2="15.516cm" svg:y2="10.947cm">
          <text:p/>
        </draw:line>
        <draw:line draw:style-name="gr11" draw:text-style-name="P11" draw:layer="layout" svg:x1="15.004cm" svg:y1="11.543cm" svg:x2="15.516cm" svg:y2="11.543cm">
          <text:p/>
        </draw:line>
        <draw:line draw:style-name="gr11" draw:text-style-name="P11" draw:layer="layout" svg:x1="11.922cm" svg:y1="11.906cm" svg:x2="15.516cm" svg:y2="11.906cm">
          <text:p/>
        </draw:line>
        <draw:line draw:style-name="gr11" draw:text-style-name="P11" draw:layer="layout" svg:x1="12.127cm" svg:y1="12.111cm" svg:x2="15.516cm" svg:y2="12.111cm">
          <text:p/>
        </draw:line>
        <draw:line draw:style-name="gr11" draw:text-style-name="P11" draw:layer="layout" svg:x1="12.331cm" svg:y1="12.316cm" svg:x2="15.515cm" svg:y2="12.316cm">
          <text:p/>
        </draw:line>
        <draw:custom-shape draw:style-name="gr17" draw:text-style-name="P14" draw:layer="layout" svg:width="0.103cm" svg:height="0.102cm" svg:x="9.158cm" svg:y="3.6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306cm" svg:height="0.398cm" svg:x="14.694cm" svg:y="8.436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1" draw:text-style-name="P4" draw:layer="layout" svg:width="0.306cm" svg:height="0.4cm" svg:x="14.695cm" svg:y="9.014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4" draw:layer="layout" svg:width="0.306cm" svg:height="0.399cm" svg:x="14.695cm" svg:y="9.594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4" draw:layer="layout" svg:width="0.306cm" svg:height="0.398cm" svg:x="14.695cm" svg:y="10.17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4" draw:layer="layout" svg:width="0.306cm" svg:height="0.399cm" svg:x="14.695cm" svg:y="10.75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4" draw:layer="layout" svg:width="0.306cm" svg:height="0.399cm" svg:x="14.696cm" svg:y="11.331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1" draw:layer="layout" svg:x1="11.102cm" svg:y1="8.542cm" svg:x2="14.687cm" svg:y2="8.542cm">
          <text:p/>
        </draw:line>
        <draw:line draw:style-name="gr11" draw:text-style-name="P11" draw:layer="layout" svg:x1="14.702cm" svg:y1="8.731cm" svg:x2="4.621cm" svg:y2="8.731cm">
          <text:p/>
        </draw:line>
        <draw:line draw:style-name="gr11" draw:text-style-name="P11" draw:layer="layout" svg:x1="11.102cm" svg:y1="9.12cm" svg:x2="14.687cm" svg:y2="9.12cm">
          <text:p/>
        </draw:line>
        <draw:line draw:style-name="gr11" draw:text-style-name="P11" draw:layer="layout" svg:x1="11.102cm" svg:y1="9.687cm" svg:x2="14.687cm" svg:y2="9.687cm">
          <text:p/>
        </draw:line>
        <draw:line draw:style-name="gr11" draw:text-style-name="P11" draw:layer="layout" svg:x1="11.102cm" svg:y1="10.283cm" svg:x2="14.687cm" svg:y2="10.283cm">
          <text:p/>
        </draw:line>
        <draw:line draw:style-name="gr11" draw:text-style-name="P11" draw:layer="layout" svg:x1="11.102cm" svg:y1="10.851cm" svg:x2="14.687cm" svg:y2="10.851cm">
          <text:p/>
        </draw:line>
        <draw:line draw:style-name="gr11" draw:text-style-name="P11" draw:layer="layout" svg:x1="11.102cm" svg:y1="11.429cm" svg:x2="14.687cm" svg:y2="11.429cm">
          <text:p/>
        </draw:line>
        <draw:line draw:style-name="gr11" draw:text-style-name="P11" draw:layer="layout" svg:x1="14.738cm" svg:y1="9.298cm" svg:x2="6.032cm" svg:y2="9.345cm">
          <text:p/>
        </draw:line>
        <draw:line draw:style-name="gr11" draw:text-style-name="P11" draw:layer="layout" svg:x1="14.738cm" svg:y1="9.857cm" svg:x2="4.423cm" svg:y2="9.857cm">
          <text:p/>
        </draw:line>
        <draw:line draw:style-name="gr11" draw:text-style-name="P11" draw:layer="layout" svg:x1="14.738cm" svg:y1="10.443cm" svg:x2="5.827cm" svg:y2="10.472cm">
          <text:p/>
        </draw:line>
        <draw:line draw:style-name="gr11" draw:text-style-name="P11" draw:layer="layout" svg:x1="14.739cm" svg:y1="11.021cm" svg:x2="4.189cm" svg:y2="11.021cm">
          <text:p/>
        </draw:line>
        <draw:line draw:style-name="gr11" draw:text-style-name="P11" draw:layer="layout" svg:x1="14.739cm" svg:y1="11.599cm" svg:x2="5.623cm" svg:y2="11.599cm">
          <text:p/>
        </draw:line>
        <draw:custom-shape draw:style-name="gr17" draw:text-style-name="P14" draw:layer="layout" svg:width="0.102cm" svg:height="0.102cm" svg:x="4.491cm" svg:y="8.6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4.326cm" svg:y="9.82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4.122cm" svg:y="10.98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3cm" svg:x="5.963cm" svg:y="9.2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3cm" svg:x="5.779cm" svg:y="10.40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5.578cm" svg:y="11.55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11.044cm" svg:y="8.49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3cm" svg:x="11.045cm" svg:y="9.08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11.046cm" svg:y="9.6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3cm" svg:x="11.047cm" svg:y="10.22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11.048cm" svg:y="10.79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3cm" svg:x="11.049cm" svg:y="11.37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2cm" svg:x="11.87cm" svg:y="11.86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2cm" svg:x="12.075cm" svg:y="12.0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3cm" svg:height="0.102cm" svg:x="12.281cm" svg:y="12.27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1.134cm" svg:height="0.615cm" draw:transform="rotate (-0.499513231920777) translate (14.248cm 7.124cm)">
          <draw:text-box>
            <text:p><text:span text:style-name="T4">・・・</text:span></text:p>
          </draw:text-box>
        </draw:frame>
        <draw:line draw:style-name="gr11" draw:text-style-name="P11" draw:layer="layout" svg:x1="11.051cm" svg:y1="8.219cm" svg:x2="16.889cm" svg:y2="8.219cm">
          <text:p/>
        </draw:line>
        <draw:custom-shape draw:style-name="gr23" draw:text-style-name="P4" draw:layer="layout" svg:width="0.606cm" svg:height="0.641cm" svg:x="17.462cm" svg:y="9.74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1" draw:layer="layout" svg:x1="16.275cm" svg:y1="10.165cm" svg:x2="17.504cm" svg:y2="10.165cm">
          <text:p/>
        </draw:line>
        <draw:line draw:style-name="gr11" draw:text-style-name="P11" draw:layer="layout" svg:x1="16.889cm" svg:y1="8.219cm" svg:x2="16.889cm" svg:y2="9.858cm">
          <text:p/>
        </draw:line>
        <draw:line draw:style-name="gr11" draw:text-style-name="P11" draw:layer="layout" svg:x1="17.504cm" svg:y1="9.857cm" svg:x2="16.889cm" svg:y2="9.857cm">
          <text:p/>
        </draw:line>
        <draw:line draw:style-name="gr11" draw:text-style-name="P11" draw:layer="layout" svg:x1="18.035cm" svg:y1="10.062cm" svg:x2="18.24cm" svg:y2="10.062cm">
          <text:p/>
        </draw:line>
        <draw:line draw:style-name="gr11" draw:text-style-name="P11" draw:layer="layout" svg:x1="18.221cm" svg:y1="7.706cm" svg:x2="18.221cm" svg:y2="10.062cm">
          <text:p/>
        </draw:line>
        <draw:line draw:style-name="gr11" draw:text-style-name="P11" draw:layer="layout" svg:x1="18.239cm" svg:y1="7.716cm" svg:x2="18.63cm" svg:y2="7.706cm">
          <text:p/>
        </draw:line>
        <draw:line draw:style-name="gr11" draw:text-style-name="P11" draw:layer="layout" svg:x1="18.221cm" svg:y1="5.658cm" svg:x2="18.221cm" svg:y2="7.092cm">
          <text:p/>
        </draw:line>
        <draw:line draw:style-name="gr11" draw:text-style-name="P11" draw:layer="layout" svg:x1="18.221cm" svg:y1="7.1cm" svg:x2="18.631cm" svg:y2="7.1cm">
          <text:p/>
        </draw:line>
        <draw:frame draw:style-name="gr15" draw:text-style-name="P10" draw:layer="layout" svg:width="1.127cm" svg:height="0.617cm" draw:transform="rotate (-1.5707963267949) translate (18.734cm 6.924cm)">
          <draw:text-box>
            <text:p><text:span text:style-name="T4">・・・</text:span></text:p>
          </draw:text-box>
        </draw:frame>
        <draw:custom-shape draw:style-name="gr17" draw:text-style-name="P14" draw:layer="layout" svg:width="0.152cm" svg:height="0.14cm" draw:transform="rotate (-1.5707963267949) translate (12.932cm 7.3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4cm" draw:transform="rotate (-1.5707963267949) translate (12.932cm 7.5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4cm" draw:transform="rotate (-1.5707963267949) translate (12.932cm 7.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2cm" svg:height="0.14cm" draw:transform="rotate (-1.5707963267949) translate (12.932cm 6.95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4cm" draw:transform="rotate (-1.5707963267949) translate (12.932cm 6.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2cm" svg:height="0.14cm" draw:transform="rotate (-1.5707963267949) translate (12.932cm 5.8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2cm" svg:height="0.14cm" draw:transform="rotate (-1.5707963267949) translate (12.932cm 5.2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2cm" svg:height="0.14cm" draw:transform="rotate (-1.5707963267949) translate (12.932cm 4.6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4cm" draw:transform="rotate (-1.5707963267949) translate (12.932cm 4.06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11.8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12.0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12.2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11.4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10.8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10.3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9.7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9.1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15.492cm 8.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1" draw:layer="layout" svg:x1="19.245cm" svg:y1="7.399cm" svg:x2="19.45cm" svg:y2="7.399cm">
          <text:p/>
        </draw:line>
        <draw:custom-shape draw:style-name="gr17" draw:text-style-name="P14" draw:layer="layout" svg:width="0.152cm" svg:height="0.139cm" draw:transform="rotate (-1.5707963267949) translate (19.487cm 7.3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3" draw:layer="layout" svg:width="1.271cm" svg:height="0.778cm" svg:x="19.529cm" svg:y="7.037cm">
          <text:p text:style-name="P12"><text:span text:style-name="T5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1.33cm" svg:y1="2.585cm" svg:x2="1.33cm" svg:y2="2.035cm">
          <text:p/>
        </draw:line>
        <draw:line draw:style-name="gr11" draw:text-style-name="P11" draw:layer="layout" svg:x1="1.53cm" svg:y1="2.483cm" svg:x2="1.53cm" svg:y2="2.018cm">
          <text:p/>
        </draw:line>
        <draw:custom-shape draw:style-name="gr6" draw:text-style-name="P6" draw:layer="layout" svg:width="0.409cm" svg:height="0.41cm" svg:x="11.666cm" svg:y="3.609cm">
          <text:p text:style-name="P5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41cm" svg:height="0.41cm" svg:x="13.798cm" svg:y="5.361cm">
          <text:p text:style-name="P5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1cm" svg:height="0.409cm" svg:x="15.865cm" svg:y="5.863cm">
          <text:p text:style-name="P5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41cm" svg:height="0.41cm" svg:x="19.041cm" svg:y="6.478cm">
          <text:p text:style-name="P5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02cm" svg:height="0.103cm" svg:x="11.044cm" svg:y="8.16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53cm" svg:height="0.139cm" draw:transform="rotate (-1.5707963267949) translate (7.894cm 2.3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2cm" svg:height="0.139cm" draw:transform="rotate (-1.5707963267949) translate (7.894cm 2.5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9.533cm 3.2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9.533cm 3.3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1.546cm" svg:height="1.039cm" svg:x="1.954cm" svg:y="1.632cm">
          <draw:text-box>
            <text:p text:style-name="P2"><text:span text:style-name="T3">43210</text:span></text:p>
          </draw:text-box>
        </draw:frame>
        <draw:frame draw:style-name="gr9" draw:text-style-name="P9" draw:layer="layout" svg:width="1.571cm" svg:height="1.039cm" svg:x="3.929cm" svg:y="1.633cm">
          <draw:text-box>
            <text:p text:style-name="P2"><text:span text:style-name="T3">43210</text:span></text:p>
          </draw:text-box>
        </draw:frame>
        <draw:frame draw:style-name="gr9" draw:text-style-name="P9" draw:layer="layout" svg:width="1.581cm" svg:height="1.039cm" svg:x="5.419cm" svg:y="1.634cm">
          <draw:text-box>
            <text:p text:style-name="P2"><text:span text:style-name="T3">43210</text:span></text:p>
          </draw:text-box>
        </draw:frame>
        <draw:line draw:style-name="gr11" draw:text-style-name="P11" draw:layer="layout" svg:x1="7.876cm" svg:y1="2.187cm" svg:x2="2.96cm" svg:y2="2.187cm">
          <text:p/>
        </draw:line>
        <draw:line draw:style-name="gr11" draw:text-style-name="P11" draw:layer="layout" svg:x1="2.755cm" svg:y1="2.333cm" svg:x2="7.876cm" svg:y2="2.333cm">
          <text:p/>
        </draw:line>
        <draw:custom-shape draw:style-name="gr17" draw:text-style-name="P14" draw:layer="layout" svg:width="0.153cm" svg:height="0.139cm" draw:transform="rotate (-1.5707963267949) translate (7.894cm 2.0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7.894cm 2.23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8" draw:layer="layout" svg:x1="2.813cm" svg:y1="2.073cm" svg:x2="2.813cm" svg:y2="2.073cm">
          <text:p/>
        </draw:line>
        <draw:line draw:style-name="gr11" draw:text-style-name="P8" draw:layer="layout" svg:x1="3.033cm" svg:y1="2.073cm" svg:x2="3.033cm" svg:y2="2.175cm">
          <text:p/>
        </draw:line>
        <draw:custom-shape draw:style-name="gr17" draw:text-style-name="P14" draw:layer="layout" svg:width="0.152cm" svg:height="0.139cm" draw:transform="rotate (-1.5707963267949) translate (9.533cm 2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153cm" svg:height="0.139cm" draw:transform="rotate (-1.5707963267949) translate (9.533cm 3.0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1" draw:layer="layout" svg:x1="6.182cm" svg:y1="2.091cm" svg:x2="6.182cm" svg:y2="3.115cm">
          <text:p/>
        </draw:line>
        <draw:line draw:style-name="gr11" draw:text-style-name="P11" draw:layer="layout" svg:x1="6.349cm" svg:y1="2.995cm" svg:x2="6.349cm" svg:y2="2.073cm">
          <text:p/>
        </draw:line>
        <draw:line draw:style-name="gr11" draw:text-style-name="P11" draw:layer="layout" svg:x1="6.2cm" svg:y1="3.116cm" svg:x2="9.375cm" svg:y2="3.116cm">
          <text:p/>
        </draw:line>
        <draw:line draw:style-name="gr11" draw:text-style-name="P11" draw:layer="layout" svg:x1="6.34cm" svg:y1="2.985cm" svg:x2="9.413cm" svg:y2="2.985cm">
          <text:p/>
        </draw:line>
        <draw:line draw:style-name="gr11" draw:text-style-name="P11" draw:layer="layout" svg:x1="0.809cm" svg:y1="2.073cm" svg:x2="0.809cm" svg:y2="13.545cm">
          <text:p/>
        </draw:line>
        <draw:line draw:style-name="gr11" draw:text-style-name="P11" draw:layer="layout" svg:x1="0.995cm" svg:y1="2.073cm" svg:x2="0.995cm" svg:y2="13.545cm">
          <text:p/>
        </draw:line>
        <draw:line draw:style-name="gr11" draw:text-style-name="P11" draw:layer="layout" svg:x1="1.163cm" svg:y1="2.073cm" svg:x2="1.163cm" svg:y2="13.545cm">
          <text:p/>
        </draw:line>
        <draw:line draw:style-name="gr11" draw:text-style-name="P11" draw:layer="layout" svg:x1="2.279cm" svg:y1="2.073cm" svg:x2="2.279cm" svg:y2="13.545cm">
          <text:p/>
        </draw:line>
        <draw:line draw:style-name="gr11" draw:text-style-name="P11" draw:layer="layout" svg:x1="2.466cm" svg:y1="2.073cm" svg:x2="2.466cm" svg:y2="13.545cm">
          <text:p/>
        </draw:line>
        <draw:line draw:style-name="gr11" draw:text-style-name="P11" draw:layer="layout" svg:x1="2.634cm" svg:y1="2.073cm" svg:x2="2.634cm" svg:y2="13.545cm">
          <text:p/>
        </draw:line>
        <draw:line draw:style-name="gr11" draw:text-style-name="P11" draw:layer="layout" svg:x1="4.189cm" svg:y1="2.073cm" svg:x2="4.189cm" svg:y2="13.545cm">
          <text:p/>
        </draw:line>
        <draw:line draw:style-name="gr11" draw:text-style-name="P11" draw:layer="layout" svg:x1="4.375cm" svg:y1="2.073cm" svg:x2="4.375cm" svg:y2="13.545cm">
          <text:p/>
        </draw:line>
        <draw:line draw:style-name="gr11" draw:text-style-name="P11" draw:layer="layout" svg:x1="4.543cm" svg:y1="2.073cm" svg:x2="4.543cm" svg:y2="13.545cm">
          <text:p/>
        </draw:line>
        <draw:line draw:style-name="gr11" draw:text-style-name="P11" draw:layer="layout" svg:x1="5.659cm" svg:y1="2.073cm" svg:x2="5.659cm" svg:y2="13.545cm">
          <text:p/>
        </draw:line>
        <draw:line draw:style-name="gr11" draw:text-style-name="P11" draw:layer="layout" svg:x1="5.846cm" svg:y1="2.073cm" svg:x2="5.846cm" svg:y2="13.545cm">
          <text:p/>
        </draw:line>
        <draw:line draw:style-name="gr11" draw:text-style-name="P11" draw:layer="layout" svg:x1="6.014cm" svg:y1="2.073cm" svg:x2="6.014cm" svg:y2="13.545cm">
          <text:p/>
        </draw:line>
        <draw:line draw:style-name="gr11" draw:text-style-name="P8" draw:layer="layout" svg:x1="2.823cm" svg:y1="2.333cm" svg:x2="2.823cm" svg:y2="2.026cm">
          <text:p/>
        </draw:line>
        <draw:frame draw:style-name="gr1" draw:text-style-name="P1" draw:layer="layout" svg:width="2cm" svg:height="0.645cm" svg:x="7.875cm" svg:y="1.447cm">
          <draw:text-box>
            <text:p><text:span text:style-name="T1">SVSD 0</text:span></text:p>
          </draw:text-box>
        </draw:frame>
        <draw:custom-shape draw:style-name="gr7" draw:text-style-name="P7" draw:layer="layout" svg:width="1.681cm" svg:height="0.647cm" svg:x="9.566cm" svg:y="2.862cm">
          <text:p text:style-name="P5"><text:span text:style-name="T1"><text:s/></text:span></text:p>
          <text:p text:style-name="P5"><text:span text:style-name="T8"><text:s text:c="4"/></text:span><text:span text:style-name="T1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11T22:19:56.885203246</dc:date>
    <meta:editing-duration>P3DT2H2M26S</meta:editing-duration>
    <meta:editing-cycles>117</meta:editing-cycles>
    <meta:generator>LibreOffice/6.0.7.3$Linux_X86_64 LibreOffice_project/00m0$Build-3</meta:generator>
    <meta:document-statistic meta:object-count="200"/>
  </office:meta>
</office:document-meta>
</file>